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71BF4952608573B112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3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4" style:family="paragraph" style:parent-style-name="Standard">
      <style:paragraph-properties fo:text-align="end" style:justify-single-word="false"/>
      <style:text-properties officeooo:paragraph-rsid="002e1fcc"/>
    </style:style>
    <style:style style:name="P5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6" style:family="paragraph" style:parent-style-name="Standard">
      <style:text-properties officeooo:paragraph-rsid="002e1fcc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officeooo:paragraph-rsid="002c3669"/>
    </style:style>
    <style:style style:name="P8" style:family="paragraph" style:parent-style-name="Standard">
      <style:text-properties style:font-name="Arial" officeooo:paragraph-rsid="002c3669"/>
    </style:style>
    <style:style style:name="P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officeooo:paragraph-rsid="002c3669" style:font-size-asian="12pt"/>
    </style:style>
    <style:style style:name="P1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style:text-underline-style="none" fo:font-weight="bold" officeooo:paragraph-rsid="002c3669" style:font-size-asian="10pt" style:font-weight-asian="bold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color="#800000" style:font-name="Arial" fo:font-weight="normal" officeooo:rsid="0075a23a" officeooo:paragraph-rsid="0075a23a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weight="normal" officeooo:rsid="007bf2da" officeooo:paragraph-rsid="007bf2da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weight="normal" officeooo:rsid="00804bda" officeooo:paragraph-rsid="00804bda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weight="normal" officeooo:rsid="0081543c" officeooo:paragraph-rsid="0081543c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weight="normal" officeooo:rsid="0081b126" officeooo:paragraph-rsid="0081b126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use-window-font-color="true" style:font-name="Courier New" fo:font-size="10pt" fo:font-weight="normal" officeooo:rsid="007bf2da" officeooo:paragraph-rsid="007bf2da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599d" style:font-name="Courier New" fo:font-size="10.5pt" fo:font-weight="normal" officeooo:rsid="007bf2da" officeooo:paragraph-rsid="007bf2da" style:font-size-asian="10.5pt" style:font-weight-asian="normal" style:font-size-complex="10.5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weight="bold" officeooo:rsid="0057caf1" officeooo:paragraph-rsid="005ac058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font-name="Arial" fo:font-size="12pt" fo:font-style="normal" fo:font-weight="normal" officeooo:rsid="007bf2da" officeooo:paragraph-rsid="007bf2d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style:text-underline-style="none" fo:font-weight="bold" officeooo:rsid="00771aa0" officeooo:paragraph-rsid="002c3669" style:font-size-asian="10pt" style:font-weight-asian="bold"/>
    </style:style>
    <style:style style:name="P21" style:family="paragraph" style:parent-style-name="Standard" style:list-style-name="L1">
      <style:text-properties style:font-name="Arial1" officeooo:paragraph-rsid="007bf2da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weight="normal" officeooo:rsid="00804bda" officeooo:paragraph-rsid="00804bda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 fo:break-before="page"/>
      <style:text-properties style:use-window-font-color="true" style:font-name="Arial" fo:font-weight="normal" officeooo:rsid="00804bda" officeooo:paragraph-rsid="00804bda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7fb296"/>
    </style:style>
    <style:style style:name="T3" style:family="text">
      <style:text-properties fo:color="#000000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4" style:family="text">
      <style:text-properties style:text-position="super 58%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style:use-window-font-color="true" fo:font-size="14pt" fo:font-style="normal" officeooo:rsid="00756681" style:font-size-asian="14pt" style:font-style-asian="normal" style:font-size-complex="14pt" style:font-style-complex="normal"/>
    </style:style>
    <style:style style:name="T6" style:family="text">
      <style:text-properties style:use-window-font-color="true" fo:font-size="14pt" fo:font-style="normal" officeooo:rsid="007bf2da" style:font-size-asian="14pt" style:font-style-asian="normal" style:font-size-complex="14pt" style:font-style-complex="normal"/>
    </style:style>
    <style:style style:name="T7" style:family="text">
      <style:text-properties fo:font-size="10pt" fo:font-weight="bold" style:font-size-asian="10pt" style:font-weight-asian="bold" style:font-name-complex="Arial1" style:font-size-complex="10pt" style:font-weight-complex="bold"/>
    </style:style>
    <style:style style:name="T8" style:family="text">
      <style:text-properties fo:font-size="10pt" fo:font-weight="bold" officeooo:rsid="00100393" style:font-size-asian="10pt" style:font-weight-asian="bold" style:font-name-complex="Arial1" style:font-size-complex="10pt" style:font-weight-complex="bold"/>
    </style:style>
    <style:style style:name="T9" style:family="text">
      <style:text-properties fo:font-size="15pt" style:text-underline-style="none" style:font-size-asian="15pt" style:font-size-complex="15pt"/>
    </style:style>
    <style:style style:name="T10" style:family="text">
      <style:text-properties officeooo:rsid="00804bda"/>
    </style:style>
    <style:style style:name="T11" style:family="text">
      <style:text-properties officeooo:rsid="00838ef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7"><text:span text:style-name="T7">Mòdul </text:span><text:span text:style-name="T3">6 – Accés a dades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8">2</text:span><text:span text:style-name="T4">n <text:s text:c="2"/></text:span><text:span text:style-name="T7">CFGS Desenvolupament d'Aplicacions Multiplataforma</text:span></text:p>
          </table:table-cell>
        </table:table-row>
      </table:table>
      <text:p text:style-name="P8"/>
      <text:p text:style-name="P8"/>
      <text:p text:style-name="P18"><text:span text:style-name="T9">MongoDB. </text:span><text:span text:style-name="T5">C</text:span><text:span text:style-name="T6">onnexió des de .NET en C#</text:span></text:p>
      <text:p text:style-name="P19">Per a connectar a mongodb des de .NET en C# cal instal·lar el package següent:</text:p>
      <text:list xml:id="list3690395259" text:style-name="L1">
        <text:list-item>
          <text:p text:style-name="P21">MongoDB.Driver</text:p>
        </text:list-item>
      </text:list>
      <text:p text:style-name="P11"/>
      <text:p text:style-name="P12">Per a veure que pots connectar a una base de dades servidor de MongoDB i obtenir-ne informació, pots usar <text:span text:style-name="T10">el codi que es detalla a continuació </text:span>(aplicació de cònsola):</text:p>
      <text:p text:style-name="P12"/>
      <text:p text:style-name="P16">using System;</text:p>
      <text:p text:style-name="P16">using MongoDB.Bson;</text:p>
      <text:p text:style-name="P16">using MongoDB.Driver;</text:p>
      <text:p text:style-name="P16"/>
      <text:p text:style-name="P16">namespace mongo1</text:p>
      <text:p text:style-name="P16">{</text:p>
      <text:p text:style-name="P16"><text:s text:c="4"/>class Program</text:p>
      <text:p text:style-name="P16"><text:s text:c="4"/>{</text:p>
      <text:p text:style-name="P16"><text:s text:c="8"/>static void Main(string[] args)</text:p>
      <text:p text:style-name="P16"><text:s text:c="8"/>{</text:p>
      <text:p text:style-name="P16"><text:s text:c="12"/>string serverIP = "10.0.2.4:27017";</text:p>
      <text:p text:style-name="P16"/>
      <text:p text:style-name="P16"><text:s text:c="12"/>MongoClient dbClient = new MongoClient("mongodb://"+serverIP);</text:p>
      <text:p text:style-name="P16"/>
      <text:p text:style-name="P16"><text:s text:c="12"/>// Mostra les BDs al servidor</text:p>
      <text:p text:style-name="P16"><text:s text:c="12"/>var dbList = dbClient.ListDatabases().ToList();</text:p>
      <text:p text:style-name="P16"><text:s text:c="12"/>Console.WriteLine("BDs al servidor:");</text:p>
      <text:p text:style-name="P16"><text:s text:c="12"/>Console.WriteLine("================");</text:p>
      <text:p text:style-name="P16"><text:s text:c="12"/>foreach (var db in dbList)</text:p>
      <text:p text:style-name="P16"><text:s text:c="12"/>{</text:p>
      <text:p text:style-name="P16"><text:s text:c="16"/>Console.WriteLine(db);</text:p>
      <text:p text:style-name="P16"><text:s text:c="12"/>}</text:p>
      <text:p text:style-name="P16"><text:s text:c="12"/>Console.WriteLine("\nPolsar INTRO");</text:p>
      <text:p text:style-name="P16"><text:s text:c="12"/>Console.ReadLine();</text:p>
      <text:p text:style-name="P16"/>
      <text:p text:style-name="P16"><text:s text:c="12"/>// Mostra els documents a la collection contactes.contactes</text:p>
      <text:p text:style-name="P16"><text:s text:c="12"/>Console.WriteLine("Documents a la collection contactes.contactes");</text:p>
      <text:p text:style-name="P16"><text:s text:c="12"/>Console.WriteLine("=============================================");</text:p>
      <text:p text:style-name="P16"/>
      <text:p text:style-name="P16"><text:s text:c="12"/>IMongoDatabase DB = dbClient.GetDatabase("contactes");</text:p>
      <text:p text:style-name="P16"><text:s text:c="12"/>var collection = DB.GetCollection&lt;BsonDocument&gt;("contactes");</text:p>
      <text:p text:style-name="P16"><text:s text:c="12"/>var documents = collection.Find(new BsonDocument()).ToList();</text:p>
      <text:p text:style-name="P16"><text:s text:c="12"/></text:p>
      <text:p text:style-name="P16"><text:s text:c="12"/>foreach (BsonDocument doc in documents)</text:p>
      <text:p text:style-name="P16"><text:s text:c="12"/>{</text:p>
      <text:p text:style-name="P16"><text:s text:c="16"/>Console.WriteLine(doc.ToString());</text:p>
      <text:p text:style-name="P16"><text:s text:c="12"/>}</text:p>
      <text:p text:style-name="P16"><text:s text:c="12"/>Console.WriteLine("\nPolsar INTRO");</text:p>
      <text:p text:style-name="P16"><text:s text:c="12"/>Console.ReadLine();</text:p>
      <text:p text:style-name="P16"><text:s text:c="8"/>}</text:p>
      <text:p text:style-name="P16"><text:s text:c="4"/>}</text:p>
      <text:p text:style-name="P16">}</text:p>
      <text:p text:style-name="P12"/>
      <text:p text:style-name="P13"/>
      <text:p text:style-name="P23"/>
      <text:p text:style-name="P13">Per a més informació, pots accedir a: </text:p>
      <text:p text:style-name="P13"><text:a xlink:type="simple" xlink:href="https://www.mongodb.com/blog/post/quick-start-c-sharp-and-mongodb-starting-and-setup" text:style-name="Internet_20_link" text:visited-style-name="Visited_20_Internet_20_Link"/></text:p>
      <text:p text:style-name="P14">(info general, setup, connexió, CRUD, ...):</text:p>
      <text:p text:style-name="P13"><text:a xlink:type="simple" xlink:href="https://www.mongodb.com/blog/post/quick-start-c-sharp-and-mongodb-starting-and-setup" text:style-name="Internet_20_link" text:visited-style-name="Visited_20_Internet_20_Link">https://www.mongodb.com/blog/post/quick-start-c-sharp-and-mongodb-starting-and-setup</text:a></text:p>
      <text:p text:style-name="P13"/>
      <text:p text:style-name="P14">(connection string):</text:p>
      <text:p text:style-name="P13"><text:a xlink:type="simple" xlink:href="https://docs.mongodb.com/manual/reference/connection-string/" text:style-name="Internet_20_link" text:visited-style-name="Visited_20_Internet_20_Link">https://docs.mongodb.com/manual/reference/connection-string/</text:a></text:p>
      <text:p text:style-name="P13"/>
      <text:p text:style-name="P15">(generació d’Ids):</text:p>
      <text:p text:style-name="P15"><text:a xlink:type="simple" xlink:href="https://codingcanvas.com/using-mongodb-_id-field-with-c-pocos/" text:style-name="Internet_20_link" text:visited-style-name="Visited_20_Internet_20_Link">https://codingcanvas.com/using-mongodb-_id-field-with-c-pocos/</text:a></text:p>
      <text:p text:style-name="P15"/>
      <text:p text:style-name="P15"/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1.39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4" style:family="paragraph" style:parent-style-name="Standard">
      <style:paragraph-properties fo:text-align="end" style:justify-single-word="false"/>
      <style:text-properties officeooo:paragraph-rsid="002e1fcc"/>
    </style:style>
    <style:style style:name="MP5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P6" style:family="paragraph" style:parent-style-name="Standard">
      <style:text-properties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7fb296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64cm" fo:margin-bottom="0.3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68cm" fo:margin-left="0cm" fo:margin-right="0cm" fo:margin-bottom="0.499cm" style:dynamic-spacing="false"/>
      </style:header-style>
      <style:footer-style>
        <style:header-footer-properties svg:height="2.247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2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0"><draw:image xlink:href="Pictures/10000201000001B700000071BF4952608573B112.png" xlink:type="simple" xlink:show="embed" xlink:actuate="onLoad" loext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2DAM_ACT_2122_M6_UF3_Te3.odt</text:file-name></text:span></text:p>
              <text:p text:style-name="MP2">Elaborat: <text:s/><text:span text:style-name="MT2">Miquel Altayó</text:span>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2-01-11T16:27:32.462857053">gener</text:date></text:span><text:span text:style-name="MT1"><text:s/></text:span><text:span text:style-name="MT1"><text:date style:data-style-name="N104" text:date-value="2022-01-11T16:27:32.463011071">2022</text:date></text:span></text:p>
              <text:p text:style-name="MP4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2</text:page-count></text:span></text:p>
              <text:p text:style-name="MP5">Aquest document pot quedat obsolet una vegada imprès.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q </meta:initial-creator>
    <meta:creation-date>2014-09-24T09:05:51.882548463</meta:creation-date>
    <dc:date>2022-01-11T16:27:32.377427097</dc:date>
    <meta:editing-duration>PT16H15M2S</meta:editing-duration>
    <meta:editing-cycles>91</meta:editing-cycles>
    <meta:generator>LibreOffice/6.0.7.3$Linux_X86_64 LibreOffice_project/00m0$Build-3</meta:generator>
    <meta:document-statistic meta:table-count="2" meta:image-count="2" meta:object-count="0" meta:page-count="2" meta:paragraph-count="55" meta:word-count="196" meta:character-count="2158" meta:non-whitespace-character-count="1668"/>
  </office:meta>
</office:document-meta>
</file>